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38f7" officeooo:paragraph-rsid="000a38f7"/>
    </style:style>
    <style:style style:name="P2" style:family="paragraph" style:parent-style-name="Standard">
      <style:text-properties officeooo:rsid="000a38f7" officeooo:paragraph-rsid="000e3865"/>
    </style:style>
    <style:style style:name="P3" style:family="paragraph" style:parent-style-name="Standard">
      <style:text-properties officeooo:rsid="000dcfa2" officeooo:paragraph-rsid="000a38f7"/>
    </style:style>
    <style:style style:name="P4" style:family="paragraph" style:parent-style-name="Standard">
      <style:text-properties officeooo:rsid="000dcfa2" officeooo:paragraph-rsid="000dcfa2"/>
    </style:style>
    <style:style style:name="P5" style:family="paragraph" style:parent-style-name="Standard">
      <style:text-properties officeooo:rsid="000dcfa2" officeooo:paragraph-rsid="000e3865"/>
    </style:style>
    <style:style style:name="P6" style:family="paragraph" style:parent-style-name="Standard">
      <style:text-properties officeooo:rsid="000dcfa2" officeooo:paragraph-rsid="00130d96"/>
    </style:style>
    <style:style style:name="P7" style:family="paragraph" style:parent-style-name="Standard">
      <style:text-properties officeooo:rsid="000e3865" officeooo:paragraph-rsid="000e3865"/>
    </style:style>
    <style:style style:name="P8" style:family="paragraph" style:parent-style-name="Standard">
      <style:text-properties officeooo:rsid="000e93cb" officeooo:paragraph-rsid="000e93cb"/>
    </style:style>
    <style:style style:name="P9" style:family="paragraph" style:parent-style-name="Standard">
      <style:text-properties officeooo:rsid="0010a19f" officeooo:paragraph-rsid="0010a19f"/>
    </style:style>
    <style:style style:name="P10" style:family="paragraph" style:parent-style-name="Standard">
      <style:text-properties officeooo:rsid="00130d96" officeooo:paragraph-rsid="00130d96"/>
    </style:style>
    <style:style style:name="P11" style:family="paragraph" style:parent-style-name="Standard">
      <style:text-properties officeooo:rsid="00130d96" officeooo:paragraph-rsid="0014b5b5"/>
    </style:style>
    <style:style style:name="P12" style:family="paragraph" style:parent-style-name="Standard">
      <style:text-properties officeooo:rsid="00151bf5" officeooo:paragraph-rsid="00151bf5"/>
    </style:style>
    <style:style style:name="P13" style:family="paragraph" style:parent-style-name="Standard">
      <style:text-properties style:text-underline-style="none" officeooo:rsid="00151bf5" officeooo:paragraph-rsid="00151bf5"/>
    </style:style>
    <style:style style:name="P14" style:family="paragraph" style:parent-style-name="Standard">
      <style:text-properties style:text-underline-style="none" officeooo:rsid="00152065" officeooo:paragraph-rsid="00152065"/>
    </style:style>
    <style:style style:name="P15" style:family="paragraph" style:parent-style-name="Standard">
      <style:text-properties style:text-underline-style="none" officeooo:rsid="0016f65b" officeooo:paragraph-rsid="0016f65b"/>
    </style:style>
    <style:style style:name="P16" style:family="paragraph" style:parent-style-name="Standard">
      <style:text-properties style:text-underline-style="none" officeooo:rsid="0017ddde" officeooo:paragraph-rsid="0017ddde"/>
    </style:style>
    <style:style style:name="P17" style:family="paragraph" style:parent-style-name="Standard">
      <style:text-properties style:text-underline-style="none" officeooo:rsid="00191529" officeooo:paragraph-rsid="00191529"/>
    </style:style>
    <style:style style:name="P18" style:family="paragraph" style:parent-style-name="Standard">
      <style:text-properties style:text-underline-style="none" officeooo:rsid="00191f45" officeooo:paragraph-rsid="00191f45"/>
    </style:style>
    <style:style style:name="P19" style:family="paragraph" style:parent-style-name="Standard">
      <style:text-properties officeooo:rsid="00171f00" officeooo:paragraph-rsid="00171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3399"/>
    </style:style>
    <style:style style:name="T3" style:family="text">
      <style:text-properties style:text-underline-style="solid" style:text-underline-width="auto" style:text-underline-color="font-color" officeooo:rsid="000e3865"/>
    </style:style>
    <style:style style:name="T4" style:family="text">
      <style:text-properties style:text-underline-style="solid" style:text-underline-width="auto" style:text-underline-color="font-color" officeooo:rsid="0010a19f"/>
    </style:style>
    <style:style style:name="T5" style:family="text">
      <style:text-properties style:text-underline-style="solid" style:text-underline-width="auto" style:text-underline-color="font-color" officeooo:rsid="00129d54"/>
    </style:style>
    <style:style style:name="T6" style:family="text">
      <style:text-properties style:text-underline-style="solid" style:text-underline-width="auto" style:text-underline-color="font-color" officeooo:rsid="00130d96"/>
    </style:style>
    <style:style style:name="T7" style:family="text">
      <style:text-properties officeooo:rsid="000b3399"/>
    </style:style>
    <style:style style:name="T8" style:family="text">
      <style:text-properties officeooo:rsid="000dcfa2"/>
    </style:style>
    <style:style style:name="T9" style:family="text">
      <style:text-properties officeooo:rsid="000e3865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e3865"/>
    </style:style>
    <style:style style:name="T12" style:family="text">
      <style:text-properties style:text-underline-style="none" officeooo:rsid="0010a19f"/>
    </style:style>
    <style:style style:name="T13" style:family="text">
      <style:text-properties style:text-underline-style="none" officeooo:rsid="00130d96"/>
    </style:style>
    <style:style style:name="T14" style:family="text">
      <style:text-properties officeooo:rsid="00104eb9"/>
    </style:style>
    <style:style style:name="T15" style:family="text">
      <style:text-properties officeooo:rsid="00129d54"/>
    </style:style>
    <style:style style:name="T16" style:family="text">
      <style:text-properties officeooo:rsid="00130d96"/>
    </style:style>
    <style:style style:name="T17" style:family="text">
      <style:text-properties officeooo:rsid="0014b5b5"/>
    </style:style>
    <style:style style:name="T18" style:family="text">
      <style:text-properties officeooo:rsid="0016f65b"/>
    </style:style>
    <style:style style:name="T19" style:family="text">
      <style:text-properties officeooo:rsid="00171f00"/>
    </style:style>
    <style:style style:name="T20" style:family="text">
      <style:text-properties officeooo:rsid="0019a3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SSOA(<text:span text:style-name="T1">Matricula</text:span>, Dt Mat, Cpf, Num_Idt, OE_Idt, Nome<text:span text:style-name="T8">Comp</text:span>, Dt_Nasc, Sexo, Login, Senha)</text:p>
      <text:p text:style-name="P3"/>
      <text:p text:style-name="P4">COORDENADOR(<text:span text:style-name="T1">Mat</text:span>, Salario, <text:span text:style-name="T16">CodInst</text:span>)</text:p>
      <text:p text:style-name="P4">COORDENADOR(Mat) REFERENCES PESSOA(Matricula)</text:p>
      <text:p text:style-name="P6">COORDENADOR(<text:span text:style-name="T16">CodInst</text:span>) REFERENCES <text:span text:style-name="T16">INSTITUTO(CodInst</text:span>)</text:p>
      <text:p text:style-name="P4"/>
      <text:p text:style-name="P4">TECNICO_ADM(<text:span text:style-name="T1">Mat</text:span>, Salario, <text:span text:style-name="T16">CodInst</text:span>)</text:p>
      <text:p text:style-name="P4">TECNICO_ADM(Mat) REFERENCES PESSOA(Matricula)</text:p>
      <text:p text:style-name="P6">TECNICO_ADM(<text:span text:style-name="T16">CodInst</text:span>) REFERENCES <text:span text:style-name="T16">INSTITUTO(CodInst</text:span>)</text:p>
      <text:p text:style-name="P4"/>
      <text:p text:style-name="P4">PROFESSOR(<text:span text:style-name="T1">Mat</text:span>, Salario, <text:span text:style-name="T16">CodInst</text:span>)</text:p>
      <text:p text:style-name="P4">PROFESSOR(Mat) REFERENCES PESSOA(Matricula)</text:p>
      <text:p text:style-name="P6">PROFESSOR(<text:span text:style-name="T16">CodInst</text:span>) REFERENCES <text:span text:style-name="T16">INSTITUTO(CodInst</text:span>)</text:p>
      <text:p text:style-name="P4"/>
      <text:p text:style-name="P5"><text:span text:style-name="T9">ALUNO</text:span>(<text:span text:style-name="T1">Mat</text:span><text:span text:style-name="T10">, </text:span><text:span text:style-name="T13">CodC</text:span>)</text:p>
      <text:p text:style-name="P5"><text:span text:style-name="T9">ALUNO</text:span>(Mat) REFERENCES PESSOA(Matricula)</text:p>
      <text:p text:style-name="P6"><text:span text:style-name="T9">ALUNO</text:span>(<text:span text:style-name="T16">CodC</text:span>) REFERENCES <text:span text:style-name="T16">CURSO</text:span>(<text:span text:style-name="T16">CodC</text:span>)</text:p>
      <text:p text:style-name="P5"/>
      <text:p text:style-name="P5"><text:span text:style-name="T11">INSTITUTO(</text:span><text:span text:style-name="T3">CodInst,</text:span><text:span text:style-name="T11"> Nome</text:span>)</text:p>
      <text:p text:style-name="P5"/>
      <text:p text:style-name="P7">CURSO(<text:span text:style-name="T1">CodC</text:span>, Nome, MatCoor, <text:span text:style-name="T14">DtIniCoor</text:span> CH, <text:span text:style-name="T19">CodInst</text:span>)</text:p>
      <text:p text:style-name="P5"><text:span text:style-name="T14">CURSO</text:span>(Mat<text:span text:style-name="T9">Coor</text:span>) REFERENCES <text:span text:style-name="T9">COORDENADOR</text:span>(Mat)</text:p>
      <text:p text:style-name="P19">CURSO(CodInst) REFERENCES INSTITU(CodInst)</text:p>
      <text:p text:style-name="P19"/>
      <text:p text:style-name="P7">DISCIPLINA(<text:span text:style-name="T1">CodD</text:span><text:span text:style-name="T6">isc</text:span>, Nome, Anofluxo, SemFluxo, CH, Ementa)</text:p>
      <text:p text:style-name="P5"/>
      <text:p text:style-name="P2">ENDERECO(<text:span text:style-name="T2">Mat</text:span><text:span text:style-name="T7">, </text:span><text:span text:style-name="T2">Logradouro</text:span><text:span text:style-name="T7">, Num, Complemento, Bairro, Cidade, Cep, Estado, Pais)</text:span></text:p>
      <text:p text:style-name="P5">ENDERECO(Mat) REFERENCES PESSOA(Matricula)</text:p>
      <text:p text:style-name="P5"/>
      <text:p text:style-name="P8">GRADUACAO(<text:span text:style-name="T1">SituacaoGrad,</text:span><text:span text:style-name="T10"> </text:span><text:span text:style-name="T4">Mat</text:span><text:span text:style-name="T12">, DtMudancaSit</text:span>)</text:p>
      <text:p text:style-name="P9">GRADUACAO(Mat) REFERENCES ALUNO(Mat)</text:p>
      <text:p text:style-name="P8"/>
      <text:p text:style-name="P8">TURMA(<text:span text:style-name="T5">CodD</text:span><text:span text:style-name="T15">, </text:span><text:span text:style-name="T1">Semestre</text:span>,<text:span text:style-name="T10"> </text:span><text:span text:style-name="T1">Ano</text:span>, StatusAluno, <text:span text:style-name="T17">Mat)</text:span></text:p>
      <text:p text:style-name="P10">TURMA(CodD) REFERENCES DISCIPLINA(CodDisc<text:span text:style-name="T17">)</text:span></text:p>
      <text:p text:style-name="P11">TURMA(<text:span text:style-name="T17">Mat</text:span>) REFERENCES <text:span text:style-name="T17">PROFESSOR</text:span>(<text:span text:style-name="T17">Mat)</text:span></text:p>
      <text:p text:style-name="P11"/>
      <text:p text:style-name="P12">GRADE_CURRICULAR(<text:span text:style-name="T1">CodC</text:span>, <text:span text:style-name="T1">CodDisc)</text:span></text:p>
      <text:p text:style-name="P13">GRADE_CURRICULAR(CodC) REFERENCES CURSO(CodC)</text:p>
      <text:p text:style-name="P13">GRADE_CURRICULAR(CodDisc) REFERENCES DISCIPLINA(CodDisc)</text:p>
      <text:p text:style-name="P13"/>
      <text:p text:style-name="P14">TURMA_<text:span text:style-name="T18">CONTROLE</text:span>(<text:span text:style-name="T1">Mat</text:span>, <text:span text:style-name="T5">CodD</text:span><text:span text:style-name="T15">, </text:span><text:span text:style-name="T5">Semestre</text:span><text:span text:style-name="T15">, </text:span><text:span text:style-name="T5">Ano</text:span><text:span text:style-name="T15">,</text:span>freq)</text:p>
      <text:p text:style-name="P15">TURMA_CONTROLE(Mat) REFERENCES ALUNO(mat)</text:p>
      <text:p text:style-name="P15">TURMA_CONTROLE(CodD, Semestre, Ano) REFERENCES TURMA(CodD, Semestre, Ano)</text:p>
      <text:p text:style-name="P15"/>
      <text:p text:style-name="P16">TELEFONE_<text:span text:style-name="T20">PESSOA</text:span>(<text:span text:style-name="T1">Mat</text:span>, <text:span text:style-name="T1">Telefone</text:span>) </text:p>
      <text:p text:style-name="P16">TELEFONE(Mat) REFERENCES PESSOA(Matricula)</text:p>
      <text:p text:style-name="P16"/>
      <text:p text:style-name="P16">EMAIL_<text:span text:style-name="T20">PESSOA</text:span>(<text:span text:style-name="T1">Mat</text:span>, <text:span text:style-name="T1">Email</text:span>)</text:p>
      <text:p text:style-name="P16">EMAIL(Mat) REFERENCES PESSOA(Matricula)</text:p>
      <text:p text:style-name="P16"/>
      <text:p text:style-name="P16"/>
      <text:p text:style-name="P16"/>
      <text:p text:style-name="P16"><text:soft-page-break/>HORARIO_TURMA( <text:span text:style-name="T5">CodD</text:span><text:span text:style-name="T15">, </text:span><text:span text:style-name="T5">Semestre</text:span><text:span text:style-name="T15">, </text:span><text:span text:style-name="T5">Ano</text:span><text:span text:style-name="T15">, </text:span><text:span text:style-name="T1">Horaio</text:span>)</text:p>
      <text:p text:style-name="P16">HORARIO_TURMA(<text:span text:style-name="T15">CodD, Semestre, Ano</text:span>) REFERENCES TURMA( <text:span text:style-name="T15">CodD, Semestre, Ano</text:span>)</text:p>
      <text:p text:style-name="P16"/>
      <text:p text:style-name="P17">SALA_TURMA( <text:span text:style-name="T5">CodD</text:span><text:span text:style-name="T15">, </text:span><text:span text:style-name="T5">Semestre</text:span><text:span text:style-name="T15">, </text:span><text:span text:style-name="T5">Ano</text:span><text:span text:style-name="T15">, </text:span><text:span text:style-name="T1">Sala</text:span>)</text:p>
      <text:p text:style-name="P17">SALA_TURMA(<text:span text:style-name="T15">CodD, Semestre, Ano) REFERENCES TURMA( CodD, Semestre, Ano)</text:span></text:p>
      <text:p text:style-name="P17"/>
      <text:p text:style-name="P18">NOTAS_TURMA(<text:span text:style-name="T1">Mat</text:span>, <text:span text:style-name="T5">CodD</text:span><text:span text:style-name="T15">, </text:span><text:span text:style-name="T5">Semestre</text:span><text:span text:style-name="T15">, </text:span><text:span text:style-name="T5">Ano</text:span><text:span text:style-name="T15">, </text:span><text:span text:style-name="T1">Nota)</text:span></text:p>
      <text:p text:style-name="P18">NOTAS_TURMA(Mat) REFERENCES ALUNO(Mat)</text:p>
      <text:p text:style-name="P18">NOTAS_TURMA(<text:span text:style-name="T15">CodD, Semestre, Ano) REFERENCES TURMA( CodD, Semestre, Ano)</text:span></text:p>
      <text:p text:style-name="P15"/>
      <text:p text:style-name="P15"/>
      <text:p text:style-name="P8"/>
      <text:p text:style-name="P5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2:54:03.020000000</meta:creation-date>
    <meta:generator>LibreOffice/5.1.3.2$Windows_X86_64 LibreOffice_project/644e4637d1d8544fd9f56425bd6cec110e49301b</meta:generator>
    <dc:date>2016-07-06T13:35:12.691000000</dc:date>
    <meta:editing-duration>PT53M</meta:editing-duration>
    <meta:editing-cycles>18</meta:editing-cycles>
    <meta:document-statistic meta:table-count="0" meta:image-count="0" meta:object-count="0" meta:page-count="2" meta:paragraph-count="42" meta:word-count="169" meta:character-count="1893" meta:non-whitespace-character-count="1765"/>
  </office:meta>
</office:document-meta>
</file>